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xecuteComma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xecuteCommand</text:h>
                    <text:list>
                        <text:list-item>
                            <text:h text:style-name="Heading_20_2" text:outline-level="2">Description</text:h>
                        </text:list-item>
                    </text:list>
                </text:list-item>
            </text:list>

            <text:p text:style-name="Standard"><text:span>The action is used to execute an external command, i.e. program, which can be in the PATH or the full path to the command can be specified.</text:span></text:p><text:p text:style-name="Standard"/>

            
                <text:list xml:id="list_ExecuteCommand2" text:continue-numbering="true" text:continue-list="list_ExecuteComma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xecuteCommand6"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ext:span>The name of the command, i.e. the full file path to the command to be executed.</text:span></text:p><text:p text:style-name="Standard"/>,
                                            <text:list xml:id="list_ExecuteCommand7" text:continue-numbering="true" text:continue-list="list_ExecuteCommand6"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text:span>Array of string arguments that is passed to the comman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xecuteCommand8" text:continue-numbering="true" text:continue-list="list_ExecuteComman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xecuteCommand9" text:continue-numbering="true" text:continue-list="list_ExecuteComman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xecuteCommand10" text:continue-numbering="true" text:continue-list="list_ExecuteComman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xecuteCommand11" text:continue-numbering="true" text:continue-list="list_ExecuteComman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xecuteCommand12" text:continue-numbering="true" text:continue-list="list_ExecuteComman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xecuteCommand3" text:continue-numbering="true" text:continue-list="list_ExecuteCommand2" text:style-name="Outline">
                    <text:list-item>
                        <text:list>
                            <text:list-item>
                                <text:h text:style-name="Heading_20_2" text:outline-level="2">Inputs</text:h>
                            </text:list-item>
                        </text:list>
                    </text:list-item>
                </text:list>

                
                            <text:list xml:id="list_ExecuteComman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xecuteCommand4" text:continue-numbering="true" text:continue-list="list_ExecuteCommand3" text:style-name="Outline">
                    <text:list-item>
                        <text:list>
                            <text:list-item>
                                <text:h text:style-name="Heading_20_2" text:outline-level="2">Outputs</text:h>
                            </text:list-item>
                        </text:list>
                    </text:list-item>
                </text:list>

                
                            <text:list xml:id="list_ExecuteComman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xecuteCommand15"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ext:span>The </text:span><text:span text:style-name="backtick">stream</text:span><text:span> value from </text:span><text:span text:style-name="backtick">stdout</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p text:style-name="Standard"/>,
                            <text:list xml:id="list_ExecuteCommand1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ext:span>The </text:span><text:span text:style-name="backtick">stream</text:span><text:span> value of </text:span><text:span text:style-name="backtick">stderr</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p text:style-name="Standard"/>,
                            <text:list xml:id="list_ExecuteCommand17"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text:span>If the command completed successfully, Flow execution continues through this output. If an error has occurred, an error is thrown that can be caught if `Catch error' is enabled.</text:span></text:p><text:p text:style-name="Standard"/>


            
                    <text:list xml:id="list_ExecuteCommand5" text:continue-numbering="true" text:continue-list="list_ExecuteCommand4" text:style-name="Outline">
                        <text:list-item>
                            <text:list>
                                <text:list-item>
                                    <text:h text:style-name="Heading_20_2" text:outline-level="2">Examples</text:h>
                                </text:list-item>
                            </text:list>
                        </text:list-item>
                    </text:list>
                    <text:p text:style-name="Standard"/>
                    <text:list xml:id="list_ExecuteCommand18"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